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3.406cm" fo:min-width="6.968cm" fo:padding-top="0.204cm" fo:padding-bottom="0.204cm" fo:padding-left="0.329cm" fo:padding-right="0.329cm"/>
    </style:style>
    <style:style style:name="gr2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3.825cm" fo:min-width="2.957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3.906cm" fo:min-width="3.374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7.191cm" fo:min-width="4.297cm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232629" draw:marker-start-width="0.438cm" draw:marker-end-width="0.438cm" draw:fill="solid" draw:fill-color="#fcfcfc" draw:textarea-horizontal-align="justify" draw:textarea-vertical-align="middle" draw:auto-grow-height="false" fo:min-height="2.919cm" fo:min-width="11.898cm" fo:padding-top="0.204cm" fo:padding-bottom="0.204cm" fo:padding-left="0.329cm" fo:padding-right="0.329cm"/>
    </style:style>
    <style:style style:name="gr6" style:family="graphic" style:parent-style-name="standard">
      <style:graphic-properties svg:stroke-width="0.081cm" svg:stroke-color="#000000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39cm"/>
    </style:style>
    <style:style style:name="gr9" style:family="graphic" style:parent-style-name="standard">
      <style:graphic-properties svg:stroke-width="0.159cm" svg:stroke-color="#000000" draw:marker-start-width="0.438cm" draw:marker-end-width="0.438cm" draw:fill-color="#000000" draw:textarea-horizontal-align="justify" draw:textarea-vertical-align="middle" draw:auto-grow-height="false" fo:min-height="1.654cm" fo:min-width="0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45cm"/>
    </style:style>
    <style:style style:name="gr12" style:family="graphic" style:parent-style-name="standard">
      <style:graphic-properties svg:stroke-width="0.159cm" svg:stroke-color="#232629" draw:marker-start-width="0.438cm" draw:marker-end-width="0.438cm" draw:fill-color="#ff8000" draw:textarea-horizontal-align="justify" draw:textarea-vertical-align="middle" draw:auto-grow-height="false" fo:min-height="1.654cm" fo:min-width="0cm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8cm" fo:min-width="0cm"/>
    </style:style>
    <style:style style:name="gr14" style:family="graphic" style:parent-style-name="standard">
      <style:graphic-properties svg:stroke-width="0.106cm" svg:stroke-color="#000000" draw:marker-start-width="0.358cm" draw:marker-end-width="0.358cm" draw:fill-color="#ff8000" draw:textarea-horizontal-align="justify" draw:textarea-vertical-align="middle" draw:auto-grow-height="false" fo:min-height="0.177cm" fo:min-width="0cm" fo:padding-top="0.177cm" fo:padding-bottom="0.177cm" fo:padding-left="0.302cm" fo:padding-right="0.302cm"/>
    </style:style>
    <style:style style:name="gr15" style:family="graphic" style:parent-style-name="standard">
      <style:graphic-properties svg:stroke-width="0.159cm" svg:stroke-color="#232629" draw:marker-start-width="0.438cm" draw:marker-end-width="0.438cm" draw:fill-color="#fcfcfc" draw:textarea-horizontal-align="justify" draw:textarea-vertical-align="middle" draw:auto-grow-height="false" fo:min-height="7.613cm" fo:min-width="4.297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svg:stroke-color="#232629" draw:marker-start-width="0.438cm" draw:marker-end-width="0.438cm" draw:fill-color="#ffd7d7" draw:textarea-horizontal-align="justify" draw:textarea-vertical-align="middle" draw:auto-grow-height="false" fo:min-height="3.405cm" fo:min-width="5.637cm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svg:stroke-color="#232629" draw:marker-start-width="0.438cm" draw:marker-end-width="0.438cm" draw:fill-color="#ffd7d7" draw:textarea-horizontal-align="justify" draw:textarea-vertical-align="middle" draw:auto-grow-height="false" fo:min-height="3.466cm" fo:min-width="4.354cm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3cm" fo:min-width="3.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4cm" fo:min-width="3.1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4cm" fo:min-width="3.1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3cm" fo:min-width="3.139cm"/>
    </style:style>
    <style:style style:name="gr22" style:family="graphic" style:parent-style-name="standard">
      <style:graphic-properties svg:stroke-width="0.159cm" svg:stroke-color="#000000" draw:marker-start-width="0.438cm" draw:marker-end-width="0.438cm" draw:fill-color="#000000" draw:textarea-horizontal-align="justify" draw:textarea-vertical-align="middle" draw:auto-grow-height="false" fo:min-height="1.851cm" fo:min-width="0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000000" draw:marker-start-width="0.438cm" draw:marker-end-width="0.438cm" draw:fill-color="#000000" draw:textarea-horizontal-align="justify" draw:textarea-vertical-align="middle" draw:auto-grow-height="false" fo:min-height="1.852cm" fo:min-width="0cm" fo:padding-top="0.204cm" fo:padding-bottom="0.204cm" fo:padding-left="0.329cm" fo:padding-right="0.329cm"/>
    </style:style>
    <style:style style:name="gr24" style:family="graphic" style:parent-style-name="standard">
      <style:graphic-properties svg:stroke-width="0.159cm" svg:stroke-color="#232629" draw:marker-start-width="0.438cm" draw:marker-end-width="0.438cm" draw:fill-color="#ff8000" draw:textarea-horizontal-align="justify" draw:textarea-vertical-align="middle" draw:auto-grow-height="false" fo:min-height="1.852cm" fo:min-width="0cm" fo:padding-top="0.204cm" fo:padding-bottom="0.204cm" fo:padding-left="0.329cm" fo:padding-right="0.329cm"/>
    </style:style>
    <style:style style:name="gr25" style:family="graphic" style:parent-style-name="standard">
      <style:graphic-properties svg:stroke-width="0.106cm" svg:stroke-color="#000000" draw:marker-start-width="0.358cm" draw:marker-end-width="0.358cm" draw:fill-color="#ff8000" draw:textarea-horizontal-align="justify" draw:textarea-vertical-align="middle" draw:auto-grow-height="false" fo:min-height="0.113cm" fo:min-width="0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0.528cm" fo:min-width="0.315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28cm" fo:min-width="0.315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5cm" fo:min-width="0cm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0.746cm" fo:min-width="0.292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6f9d4" draw:textarea-horizontal-align="justify" draw:textarea-vertical-align="middle" draw:auto-grow-height="false" fo:min-height="0.512cm" fo:min-width="0.299cm" fo:padding-top="0.142cm" fo:padding-bottom="0.142cm" fo:padding-left="0.267cm" fo:padding-right="0.267cm"/>
    </style:style>
    <style:style style:name="gr34" style:family="graphic" style:parent-style-name="standard">
      <style:graphic-properties svg:stroke-color="#000000" draw:fill-color="#f6f9d4" draw:textarea-horizontal-align="justify" draw:textarea-vertical-align="middle" draw:auto-grow-height="false" fo:min-height="0.746cm" fo:min-width="0.292cm"/>
    </style:style>
    <style:style style:name="gr35" style:family="graphic" style:parent-style-name="standard">
      <style:graphic-properties svg:stroke-width="0.159cm" svg:stroke-color="#000000" draw:marker-start-width="0.438cm" draw:marker-end-width="0.438cm" draw:fill-color="#f6f9d4" draw:textarea-horizontal-align="justify" draw:textarea-vertical-align="middle" draw:auto-grow-height="false" fo:min-height="1.851cm" fo:min-width="0cm" fo:padding-top="0.204cm" fo:padding-bottom="0.204cm" fo:padding-left="0.329cm" fo:padding-right="0.329cm"/>
    </style:style>
    <style:style style:name="P1" style:family="paragraph">
      <loext:graphic-properties draw:fill-color="#fcfcf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loext:graphic-properties draw:fill-color="#fcfcfc"/>
      <style:paragraph-properties fo:text-align="center"/>
    </style:style>
    <style:style style:name="P3" style:family="paragraph">
      <loext:graphic-properties draw:fill="solid" draw:fill-color="#fcfcf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ff8000"/>
      <style:paragraph-properties fo:text-align="center"/>
    </style:style>
    <style:style style:name="P11" style:family="paragraph">
      <loext:graphic-properties draw:fill-color="#ffd7d7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>
      <loext:graphic-properties draw:fill="none" draw:fill-color="#ffff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>
      <loext:graphic-properties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-color="#f6f9d4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-color="#f6f9d4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626cm" svg:height="3.814cm" svg:x="6.723cm" svg:y="8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15cm" svg:height="4.233cm" svg:x="6.753cm" svg:y="11.9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032cm" svg:height="4.314cm" svg:x="10.395cm" svg:y="11.9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55cm" svg:height="7.599cm" svg:x="14.322cm" svg:y="11.9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.556cm" svg:height="3.327cm" svg:x="1.718cm" svg:y="16.252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7.733cm" svg:y1="25.637cm" svg:x2="17.733cm" svg:y2="28.034cm">
          <text:p/>
        </draw:line>
        <draw:line draw:style-name="gr6" draw:text-style-name="P4" draw:layer="layout" svg:x1="19.06cm" svg:y1="26.813cm" svg:x2="16.534cm" svg:y2="26.813cm">
          <text:p/>
        </draw:line>
        <draw:frame draw:style-name="gr7" draw:text-style-name="P5" draw:layer="layout" svg:width="1.618cm" svg:height="0.962cm" svg:x="17.252cm" svg:y="24.751cm">
          <draw:text-box>
            <text:p>N</text:p>
          </draw:text-box>
        </draw:frame>
        <draw:frame draw:style-name="gr8" draw:text-style-name="P5" draw:layer="layout" svg:width="3.139cm" svg:height="1.673cm" svg:x="2.153cm" svg:y="20.406cm">
          <draw:text-box>
            <text:p>Legende:</text:p>
            <text:p/>
          </draw:text-box>
        </draw:frame>
        <draw:custom-shape draw:style-name="gr9" draw:text-style-name="P6" draw:layer="layout" svg:width="0.584cm" svg:height="2.062cm" svg:x="2.6cm" svg:y="25.57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678cm" svg:height="1.615cm" svg:x="3.236cm" svg:y="25.874cm">
          <draw:text-box>
            <text:p text:style-name="P7"><text:span text:style-name="T1">door</text:span></text:p>
          </draw:text-box>
        </draw:frame>
        <draw:frame draw:style-name="gr11" draw:text-style-name="P9" draw:layer="layout" svg:width="8.545cm" svg:height="0.962cm" svg:x="1.398cm" svg:y="1.389cm">
          <draw:text-box>
            <text:p><text:span text:style-name="T2">Map of: Casteaway Island</text:span></text:p>
          </draw:text-box>
        </draw:frame>
        <draw:custom-shape draw:style-name="gr12" draw:text-style-name="P10" draw:layer="layout" svg:width="0.584cm" svg:height="2.062cm" svg:x="5.501cm" svg:y="25.614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059cm" svg:height="1.698cm" svg:x="6.299cm" svg:y="25.63cm">
          <draw:text-box>
            <text:p><text:span text:style-name="T1">locked door + key</text:span></text:p>
          </draw:text-box>
        </draw:frame>
        <draw:custom-shape draw:style-name="gr14" draw:text-style-name="P10" draw:layer="layout" svg:width="0.888cm" svg:height="0.851cm" svg:x="6.482cm" svg:y="27.0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draw:layer="layout" svg:width="4.955cm" svg:height="8.021cm" svg:x="1.73cm" svg:y="8.1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6.295cm" svg:height="3.813cm" svg:x="6.661cm" svg:y="4.3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012cm" svg:height="3.874cm" svg:x="1.711cm" svg:y="4.309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3.64cm" svg:height="1.833cm" svg:x="14.983cm" svg:y="12.28cm">
          <draw:text-box>
            <text:p><text:span text:style-name="T2"/></text:p>
            <text:p><text:span text:style-name="T3">beach</text:span></text:p>
          </draw:text-box>
        </draw:frame>
        <draw:frame draw:style-name="gr19" draw:text-style-name="P5" draw:layer="layout" svg:width="3.64cm" svg:height="1.834cm" svg:x="8.646cm" svg:y="17.043cm">
          <draw:text-box>
            <text:p><text:span text:style-name="T4">cliffs</text:span></text:p>
          </draw:text-box>
        </draw:frame>
        <draw:frame draw:style-name="gr20" draw:text-style-name="P5" draw:layer="layout" svg:width="3.639cm" svg:height="1.834cm" svg:x="2.227cm" svg:y="9.381cm">
          <draw:text-box>
            <text:p><text:span text:style-name="T4">forest</text:span></text:p>
          </draw:text-box>
        </draw:frame>
        <draw:frame draw:style-name="gr21" draw:text-style-name="P5" draw:layer="layout" svg:width="3.639cm" svg:height="1.833cm" svg:x="9.273cm" svg:y="8.799cm">
          <draw:text-box>
            <text:p><text:span text:style-name="T4">pass</text:span></text:p>
          </draw:text-box>
        </draw:frame>
        <draw:frame draw:style-name="gr18" draw:text-style-name="P5" draw:layer="layout" svg:width="3.64cm" svg:height="1.833cm" svg:x="1.795cm" svg:y="5.368cm">
          <draw:text-box>
            <text:p><text:span text:style-name="T4">i2</text:span></text:p>
          </draw:text-box>
        </draw:frame>
        <draw:frame draw:style-name="gr21" draw:text-style-name="P5" draw:layer="layout" svg:width="3.639cm" svg:height="1.833cm" svg:x="8.217cm" svg:y="5.203cm">
          <draw:text-box>
            <text:p><text:span text:style-name="T4">beach2</text:span></text:p>
          </draw:text-box>
        </draw:frame>
        <draw:frame draw:style-name="gr21" draw:text-style-name="P5" draw:layer="layout" svg:width="3.639cm" svg:height="1.833cm" svg:x="7.037cm" svg:y="13.446cm">
          <draw:text-box>
            <text:p><text:span text:style-name="T4">clearing</text:span></text:p>
          </draw:text-box>
        </draw:frame>
        <draw:frame draw:style-name="gr21" draw:text-style-name="P5" draw:layer="layout" svg:width="3.639cm" svg:height="1.833cm" svg:x="11.135cm" svg:y="13.459cm">
          <draw:text-box>
            <text:p><text:span text:style-name="T4">cave</text:span></text:p>
          </draw:text-box>
        </draw:frame>
        <draw:custom-shape draw:style-name="gr22" draw:text-style-name="P6" draw:layer="layout" svg:width="0.64cm" svg:height="2.259cm" svg:x="14.002cm" svg:y="16.6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64cm" svg:height="2.259cm" draw:transform="rotate (1.5707963267949) translate (2.909cm 16.526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64cm" svg:height="2.259cm" svg:x="6.351cm" svg:y="12.80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0.64cm" svg:height="2.26cm" draw:transform="rotate (1.5707963267949) translate (7.457cm 12.244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xml:id="id2" draw:id="id2" draw:layer="layout" svg:width="0.64cm" svg:height="2.259cm" draw:transform="rotate (1.5707963267949) translate (15.411cm 12.266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64cm" svg:height="2.26cm" svg:x="10.117cm" svg:y="12.93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973cm" svg:height="0.933cm" svg:x="15.959cm" svg:y="14.40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6" draw:layer="layout" svg:width="0.64cm" svg:height="2.259cm" svg:x="6.371cm" svg:y="5.0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xml:id="id1" draw:id="id1" draw:layer="layout" svg:width="0.64cm" svg:height="2.259cm" svg:x="14.002cm" svg:y="8.906cm">
          <text:p/>
          <draw:enhanced-geometry svg:viewBox="0 0 21600 21600" draw:type="rectangle" draw:enhanced-path="M 0 0 L 21600 0 21600 21600 0 21600 0 0 Z N"/>
        </draw:custom-shape>
        <draw:connector draw:style-name="gr26" draw:text-style-name="P12" draw:layer="layout" draw:type="curve" svg:x1="14.642cm" svg:y1="10.035cm" svg:x2="16.54cm" svg:y2="11.626cm" draw:start-shape="id1" draw:start-glue-point="1" draw:end-shape="id2" svg:d="M14642 10035c1266 0 1898 530 1898 1591" svg:viewBox="0 0 1899 1592">
          <text:p/>
        </draw:connector>
        <draw:connector draw:style-name="gr26" draw:text-style-name="P12" draw:layer="layout" draw:type="curve" svg:x1="2.34cm" svg:y1="22.912cm" svg:x2="4.238cm" svg:y2="24.503cm" svg:d="M2340 22912c1266 0 1898 530 1898 1591" svg:viewBox="0 0 1899 1592">
          <text:p/>
        </draw:connector>
        <draw:frame draw:style-name="gr27" draw:text-style-name="P14" draw:layer="layout" svg:width="5.759cm" svg:height="1.096cm" svg:x="4.622cm" svg:y="23.616cm">
          <draw:text-box>
            <text:p text:style-name="P13"><text:span text:style-name="T5">Connects two doors without room</text:span></text:p>
          </draw:text-box>
        </draw:frame>
        <draw:frame draw:style-name="gr28" draw:text-style-name="P8" draw:layer="layout" svg:width="3.276cm" svg:height="1.916cm" svg:x="5.211cm" svg:y="22.844cm">
          <draw:text-box>
            <text:p text:style-name="P7"><text:span text:style-name="T1">Connector</text:span></text:p>
          </draw:text-box>
        </draw:frame>
        <draw:custom-shape draw:style-name="gr24" draw:text-style-name="P10" draw:layer="layout" svg:width="0.64cm" svg:height="2.26cm" draw:transform="rotate (1.5707963267949) translate (7.312cm 8.403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973cm" svg:height="0.933cm" svg:x="2.465cm" svg:y="11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6" draw:layer="layout" svg:width="3.639cm" svg:height="1.834cm" svg:x="3.49cm" svg:y="11.906cm">
          <draw:text-box>
            <text:p text:style-name="P15"><text:span text:style-name="T6">i_wood</text:span></text:p>
          </draw:text-box>
        </draw:frame>
        <draw:frame draw:style-name="gr20" draw:text-style-name="P16" draw:layer="layout" svg:width="3.639cm" svg:height="1.834cm" svg:x="16.883cm" svg:y="14.552cm">
          <draw:text-box>
            <text:p text:style-name="P15"><text:span text:style-name="T6">s_code</text:span></text:p>
          </draw:text-box>
        </draw:frame>
        <draw:custom-shape draw:style-name="gr29" draw:text-style-name="P11" draw:layer="layout" svg:width="0.833cm" svg:height="0.796cm" svg:x="10.913cm" svg:y="22.06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833cm" svg:height="0.796cm" svg:x="10.931cm" svg:y="23.303cm">
          <text:p/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3.276cm" svg:height="1.916cm" svg:x="11.954cm" svg:y="23.373cm">
          <draw:text-box>
            <text:p text:style-name="P7"><text:span text:style-name="T1">main island</text:span></text:p>
          </draw:text-box>
        </draw:frame>
        <draw:frame draw:style-name="gr31" draw:text-style-name="P8" draw:layer="layout" svg:width="4.563cm" svg:height="0.945cm" svg:x="11.939cm" svg:y="22.073cm">
          <draw:text-box>
            <text:p text:style-name="P7"><text:span text:style-name="T1">secondary island</text:span></text:p>
          </draw:text-box>
        </draw:frame>
        <draw:frame draw:style-name="gr20" draw:text-style-name="P16" draw:layer="layout" svg:width="3.639cm" svg:height="1.834cm" svg:x="7.422cm" svg:y="27.108cm">
          <draw:text-box>
            <text:p text:style-name="P15"><text:span text:style-name="T6">item_keyname</text:span></text:p>
          </draw:text-box>
        </draw:frame>
        <draw:custom-shape draw:style-name="gr32" draw:text-style-name="P6" draw:layer="layout" svg:width="1.3cm" svg:height="1.3cm" svg:x="11.305cm" svg:y="25.978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0" draw:text-style-name="P8" draw:layer="layout" svg:width="2.706cm" svg:height="1.615cm" svg:x="12.809cm" svg:y="26.139cm">
          <draw:text-box>
            <text:p text:style-name="P7"><text:span text:style-name="T1">staircase</text:span></text:p>
          </draw:text-box>
        </draw:frame>
        <draw:custom-shape draw:style-name="gr33" draw:text-style-name="P18" draw:layer="layout" svg:width="0.833cm" svg:height="0.796cm" svg:x="10.955cm" svg:y="24.385cm">
          <text:p/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4.563cm" svg:height="1.916cm" svg:x="11.892cm" svg:y="24.358cm">
          <draw:text-box>
            <text:p text:style-name="P7"><text:span text:style-name="T1">possible future expansion</text:span></text:p>
          </draw:text-box>
        </draw:frame>
        <draw:custom-shape draw:style-name="gr34" draw:text-style-name="P19" draw:layer="layout" svg:width="1.3cm" svg:height="1.3cm" svg:x="11.523cm" svg:y="14.60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5" draw:text-style-name="P19" draw:layer="layout" svg:width="0.64cm" svg:height="2.259cm" svg:x="18.933cm" svg:y="16.63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0:10:51.693000000</meta:creation-date>
    <meta:generator>LibreOffice/6.2.4.2$Windows_X86_64 LibreOffice_project/2412653d852ce75f65fbfa83fb7e7b669a126d64</meta:generator>
    <dc:date>2019-08-24T13:33:40.125000000</dc:date>
    <meta:editing-duration>PT33M56S</meta:editing-duration>
    <meta:editing-cycles>5</meta:editing-cycles>
    <meta:print-date>2019-08-07T10:45:26.294000000</meta:print-date>
    <meta:document-statistic meta:object-count="54"/>
  </office:meta>
</office:document-meta>
</file>